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8.44mm" svg:height="150.99mm" svg:x="616.23mm" svg:y="113.2mm">
            <draw:object draw:notify-on-update-of-ranges="Sheet1.Q15:Sheet1.Y15 Sheet1.P17:Sheet1.P17 Sheet1.Q17:Sheet1.Y17 Sheet1.Q18:Sheet1.AP18 Sheet1.Q18:Sheet1.AP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10" table:default-cell-style-name="ce6"/>
        <table:table-column table:style-name="co1" table:default-cell-style-name="ce9"/>
        <table:table-column table:style-name="co1" table:number-columns-repeated="32" table:default-cell-style-name="Default"/>
        <table:table-row table:style-name="ro1">
          <table:table-cell table:style-name="Default" table:number-columns-repeated="13"/>
          <table:table-cell/>
          <table:table-cell office:value-type="string" calcext:value-type="string">
            <text:p>nanoluc/firefly</text:p>
          </table:table-cell>
          <table:table-cell table:number-columns-repeated="30"/>
        </table:table-row>
        <table:table-row table:style-name="ro2">
          <table:table-cell table:style-name="Default"/>
          <table:table-cell table:style-name="Default" office:value-type="string" calcext:value-type="string">
            <text:p>firefly</text:p>
          </table:table-cell>
          <table:table-cell table:style-name="Default" table:number-columns-repeated="11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table:style-name="Default"/>
          <table:table-cell table:style-name="Default" office:value-type="string" calcext:value-type="string">
            <text:p>1. Raw Data (No filter)</text:p>
          </table:table-cell>
          <table:table-cell table:style-name="Default" table:number-columns-repeated="11"/>
          <table:table-cell/>
          <table:table-cell table:style-name="ce1" office:value-type="string" calcext:value-type="string">
            <text:p>A</text:p>
          </table:table-cell>
          <table:table-cell table:style-name="ce2" table:formula="of:=[.B61]/[.B27]" office:value-type="float" office:value="-0.000125336842764931" calcext:value-type="float">
            <text:p>-0.000125336842765</text:p>
          </table:table-cell>
          <table:table-cell table:style-name="ce2" table:formula="of:=[.C61]/[.C27]" office:value-type="float" office:value="-0.000310874386023088" calcext:value-type="float">
            <text:p>-0.000310874386023</text:p>
          </table:table-cell>
          <table:table-cell table:style-name="ce2" table:formula="of:=[.D61]/[.D27]" office:value-type="float" office:value="0.00654946570148225" calcext:value-type="float">
            <text:p>0.006549465701482</text:p>
          </table:table-cell>
          <table:table-cell table:style-name="ce2" table:formula="of:=[.E61]/[.E27]" office:value-type="float" office:value="12.3564954682779" calcext:value-type="float">
            <text:p>12.3564954682779</text:p>
          </table:table-cell>
          <table:table-cell table:style-name="ce2" table:formula="of:=[.F61]/[.F27]" office:value-type="float" office:value="14.5813306198186" calcext:value-type="float">
            <text:p>14.5813306198186</text:p>
          </table:table-cell>
          <table:table-cell table:style-name="ce2" table:formula="of:=[.G61]/[.G27]" office:value-type="float" office:value="16.5594328668337" calcext:value-type="float">
            <text:p>16.5594328668337</text:p>
          </table:table-cell>
          <table:table-cell table:style-name="ce2" table:number-columns-repeated="6"/>
          <table:table-cell table:number-columns-repeated="18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2" table:formula="of:=[.B62]/[.B28]" office:value-type="float" office:value="0.0452203067116455" calcext:value-type="float">
            <text:p>0.045220306711646</text:p>
          </table:table-cell>
          <table:table-cell table:style-name="ce2" table:formula="of:=[.C62]/[.C28]" office:value-type="float" office:value="0.0996697267021356" calcext:value-type="float">
            <text:p>0.099669726702136</text:p>
          </table:table-cell>
          <table:table-cell table:style-name="ce2" table:formula="of:=[.D62]/[.D28]" office:value-type="float" office:value="0.0378487908852281" calcext:value-type="float">
            <text:p>0.037848790885228</text:p>
          </table:table-cell>
          <table:table-cell table:style-name="ce2" table:formula="of:=[.E62]/[.E28]" office:value-type="float" office:value="0.129725776965265" calcext:value-type="float">
            <text:p>0.129725776965265</text:p>
          </table:table-cell>
          <table:table-cell table:style-name="ce2" table:formula="of:=[.F62]/[.F28]" office:value-type="float" office:value="0.302895945676054" calcext:value-type="float">
            <text:p>0.302895945676054</text:p>
          </table:table-cell>
          <table:table-cell table:style-name="ce2" table:formula="of:=[.G62]/[.G28]" office:value-type="float" office:value="0.432472659030609" calcext:value-type="float">
            <text:p>0.432472659030609</text:p>
          </table:table-cell>
          <table:table-cell table:style-name="ce2" table:number-columns-repeated="6"/>
          <table:table-cell table:number-columns-repeated="18"/>
        </table:table-row>
        <table:table-row table:style-name="ro2">
          <table:table-cell office:value-type="string" calcext:value-type="string">
            <text:p>A</text:p>
          </table:table-cell>
          <table:table-cell table:style-name="ce2" office:value-type="float" office:value="127859" calcext:value-type="float">
            <text:p>127859</text:p>
          </table:table-cell>
          <table:table-cell table:style-name="ce5" office:value-type="float" office:value="48454" calcext:value-type="float">
            <text:p>48454</text:p>
          </table:table-cell>
          <table:table-cell table:style-name="ce5" office:value-type="float" office:value="11807" calcext:value-type="float">
            <text:p>11807</text:p>
          </table:table-cell>
          <table:table-cell table:style-name="ce5" office:value-type="float" office:value="44557" calcext:value-type="float">
            <text:p>44557</text:p>
          </table:table-cell>
          <table:table-cell table:style-name="ce5" office:value-type="float" office:value="33616" calcext:value-type="float">
            <text:p>33616</text:p>
          </table:table-cell>
          <table:table-cell table:style-name="ce5" office:value-type="float" office:value="16566" calcext:value-type="float">
            <text:p>16566</text:p>
          </table:table-cell>
          <table:table-cell table:style-name="ce5" table:number-columns-repeated="5"/>
          <table:table-cell table:style-name="ce8"/>
          <table:table-cell/>
          <table:table-cell table:style-name="ce1" office:value-type="string" calcext:value-type="string">
            <text:p>C</text:p>
          </table:table-cell>
          <table:table-cell table:style-name="ce2" table:formula="of:=[.B63]/[.B29]" office:value-type="float" office:value="0.177997230306666" calcext:value-type="float">
            <text:p>0.177997230306666</text:p>
          </table:table-cell>
          <table:table-cell table:style-name="ce2" table:formula="of:=[.C63]/[.C29]" office:value-type="float" office:value="0.263282117010801" calcext:value-type="float">
            <text:p>0.263282117010801</text:p>
          </table:table-cell>
          <table:table-cell table:style-name="ce2" table:formula="of:=[.D63]/[.D29]" office:value-type="float" office:value="0.199629554943126" calcext:value-type="float">
            <text:p>0.199629554943126</text:p>
          </table:table-cell>
          <table:table-cell table:style-name="ce2" table:number-columns-repeated="9"/>
          <table:table-cell table:number-columns-repeated="18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41798" calcext:value-type="float">
            <text:p>241798</text:p>
          </table:table-cell>
          <table:table-cell office:value-type="float" office:value="228196" calcext:value-type="float">
            <text:p>228196</text:p>
          </table:table-cell>
          <table:table-cell office:value-type="float" office:value="247450" calcext:value-type="float">
            <text:p>247450</text:p>
          </table:table-cell>
          <table:table-cell office:value-type="float" office:value="13878" calcext:value-type="float">
            <text:p>13878</text:p>
          </table:table-cell>
          <table:table-cell office:value-type="float" office:value="75308" calcext:value-type="float">
            <text:p>75308</text:p>
          </table:table-cell>
          <table:table-cell office:value-type="float" office:value="15656" calcext:value-type="float">
            <text:p>15656</text:p>
          </table:table-cell>
          <table:table-cell table:number-columns-repeated="7"/>
          <table:table-cell table:style-name="ce1" office:value-type="string" calcext:value-type="string">
            <text:p>D</text:p>
          </table:table-cell>
          <table:table-cell table:style-name="ce2" table:formula="of:=[.B64]/[.B30]" office:value-type="float" office:value="0.104167690870655" calcext:value-type="float">
            <text:p>0.104167690870655</text:p>
          </table:table-cell>
          <table:table-cell table:style-name="ce2" table:formula="of:=[.C64]/[.C30]" office:value-type="float" office:value="0.0671968246425626" calcext:value-type="float">
            <text:p>0.067196824642563</text:p>
          </table:table-cell>
          <table:table-cell table:style-name="ce2" table:formula="of:=[.D64]/[.D30]" office:value-type="float" office:value="0.103687359760658" calcext:value-type="float">
            <text:p>0.103687359760658</text:p>
          </table:table-cell>
          <table:table-cell table:style-name="ce2" table:number-columns-repeated="9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70269" calcext:value-type="float">
            <text:p>270269</text:p>
          </table:table-cell>
          <table:table-cell office:value-type="float" office:value="192134" calcext:value-type="float">
            <text:p>192134</text:p>
          </table:table-cell>
          <table:table-cell office:value-type="float" office:value="267989" calcext:value-type="float">
            <text:p>267989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table:number-columns-repeated="7"/>
          <table:table-cell table:style-name="ce1" office:value-type="string" calcext:value-type="string">
            <text:p>E</text:p>
          </table:table-cell>
          <table:table-cell table:style-name="ce2" table:formula="of:=[.B65]/[.B31]" office:value-type="float" office:value="0.0768646681287356" calcext:value-type="float">
            <text:p>0.076864668128736</text:p>
          </table:table-cell>
          <table:table-cell table:style-name="ce2" table:formula="of:=[.C65]/[.C31]" office:value-type="float" office:value="0.0988838169588851" calcext:value-type="float">
            <text:p>0.098883816958885</text:p>
          </table:table-cell>
          <table:table-cell table:style-name="ce2" table:formula="of:=[.D65]/[.D31]" office:value-type="float" office:value="0.0692752484140796" calcext:value-type="float">
            <text:p>0.06927524841408</text:p>
          </table:table-cell>
          <table:table-cell table:style-name="ce2" table:number-columns-repeated="9"/>
          <table:table-cell table:number-columns-repeated="18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62931" calcext:value-type="float">
            <text:p>162931</text:p>
          </table:table-cell>
          <table:table-cell office:value-type="float" office:value="71754" calcext:value-type="float">
            <text:p>71754</text:p>
          </table:table-cell>
          <table:table-cell office:value-type="float" office:value="133903" calcext:value-type="float">
            <text:p>133903</text:p>
          </table:table-cell>
          <table:table-cell table:number-columns-repeated="10"/>
          <table:table-cell table:style-name="ce1" office:value-type="string" calcext:value-type="string">
            <text:p>F</text:p>
          </table:table-cell>
          <table:table-cell table:style-name="ce2" table:formula="of:=[.B66]/[.B32]" office:value-type="float" office:value="5.71026471573774" calcext:value-type="float">
            <text:p>5.71026471573774</text:p>
          </table:table-cell>
          <table:table-cell table:style-name="ce2" table:formula="of:=[.C66]/[.C32]" office:value-type="float" office:value="8.91152423181202" calcext:value-type="float">
            <text:p>8.91152423181202</text:p>
          </table:table-cell>
          <table:table-cell table:style-name="ce2" table:formula="of:=[.D66]/[.D32]" office:value-type="float" office:value="7.2613598473875" calcext:value-type="float">
            <text:p>7.2613598473875</text:p>
          </table:table-cell>
          <table:table-cell table:style-name="ce2" table:number-columns-repeated="9"/>
          <table:table-cell table:number-columns-repeated="18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71681" calcext:value-type="float">
            <text:p>471681</text:p>
          </table:table-cell>
          <table:table-cell office:value-type="float" office:value="124197" calcext:value-type="float">
            <text:p>124197</text:p>
          </table:table-cell>
          <table:table-cell office:value-type="float" office:value="107081" calcext:value-type="float">
            <text:p>107081</text:p>
          </table:table-cell>
          <table:table-cell table:number-columns-repeated="10"/>
          <table:table-cell table:style-name="ce1" office:value-type="string" calcext:value-type="string">
            <text:p>G</text:p>
          </table:table-cell>
          <table:table-cell table:style-name="ce2" table:formula="of:=[.B67]/[.B33]" office:value-type="float" office:value="0.516507825986045" calcext:value-type="float">
            <text:p>0.516507825986045</text:p>
          </table:table-cell>
          <table:table-cell table:style-name="ce2" table:formula="of:=[.C67]/[.C33]" office:value-type="float" office:value="0.26300434512725" calcext:value-type="float">
            <text:p>0.26300434512725</text:p>
          </table:table-cell>
          <table:table-cell table:style-name="ce2" table:formula="of:=[.D67]/[.D33]" office:value-type="float" office:value="0.563592174506889" calcext:value-type="float">
            <text:p>0.563592174506889</text:p>
          </table:table-cell>
          <table:table-cell table:style-name="ce2" table:number-columns-repeated="9"/>
          <table:table-cell table:number-columns-repeated="18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61357" calcext:value-type="float">
            <text:p>161357</text:p>
          </table:table-cell>
          <table:table-cell office:value-type="float" office:value="141835" calcext:value-type="float">
            <text:p>141835</text:p>
          </table:table-cell>
          <table:table-cell office:value-type="float" office:value="183150" calcext:value-type="float">
            <text:p>183150</text:p>
          </table:table-cell>
          <table:table-cell table:number-columns-repeated="10"/>
          <table:table-cell table:style-name="ce1" office:value-type="string" calcext:value-type="string">
            <text:p>H</text:p>
          </table:table-cell>
          <table:table-cell table:style-name="ce2" table:number-columns-repeated="12"/>
          <table:table-cell table:number-columns-repeated="18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138077" calcext:value-type="float">
            <text:p>138077</text:p>
          </table:table-cell>
          <table:table-cell office:value-type="float" office:value="48533" calcext:value-type="float">
            <text:p>48533</text:p>
          </table:table-cell>
          <table:table-cell office:value-type="float" office:value="149561" calcext:value-type="float">
            <text:p>149561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H</text:p>
          </table:table-cell>
          <table:table-cell table:style-name="ce4"/>
          <table:table-cell table:style-name="ce7" table:number-columns-repeated="10"/>
          <table:table-cell table:style-name="ce10"/>
          <table:table-cell table:number-columns-repeated="32"/>
        </table:table-row>
        <table:table-row table:style-name="ro1">
          <table:table-cell table:style-name="Default" table:number-columns-repeated="13"/>
          <table:table-cell table:number-columns-repeated="32"/>
        </table:table-row>
        <table:table-row table:style-name="ro1">
          <table:table-cell table:style-name="Default"/>
          <table:table-cell table:style-name="Default" office:value-type="string" calcext:value-type="string">
            <text:p>2. Blank corrected based on Raw Data (No filter)</text:p>
          </table:table-cell>
          <table:table-cell table:style-name="Default" table:number-columns-repeated="11"/>
          <table:table-cell/>
          <table:table-cell table:style-name="ce11"/>
          <table:table-cell office:value-type="string" calcext:value-type="string">
            <text:p>Sample</text:p>
          </table:table-cell>
          <table:table-cell office:value-type="string" calcext:value-type="string">
            <text:p>pEPSW1KN0001 + pEPSW1KN0034</text:p>
          </table:table-cell>
          <table:table-cell office:value-type="string" calcext:value-type="string">
            <text:p>pEPSW1KN0005 + pEPSW1KN0034</text:p>
          </table:table-cell>
          <table:table-cell office:value-type="string" calcext:value-type="string">
            <text:p>pEPSW1KN0008 + pEPSW1KN0034</text:p>
          </table:table-cell>
          <table:table-cell office:value-type="string" calcext:value-type="string">
            <text:p>pEPSW1KN0009 + pEPSW1KN0034</text:p>
          </table:table-cell>
          <table:table-cell office:value-type="string" calcext:value-type="string">
            <text:p>pEPSW1KN0010 + pEPSW1KN0034</text:p>
          </table:table-cell>
          <table:table-cell table:style-name="ce14" office:value-type="string" calcext:value-type="string">
            <text:p>14 + 34</text:p>
          </table:table-cell>
          <table:table-cell office:value-type="string" calcext:value-type="string">
            <text:p>pEPSW1KN00025 + pEPSW1KN0034</text:p>
          </table:table-cell>
          <table:table-cell office:value-type="string" calcext:value-type="string">
            <text:p>pEPSW1KN0035 + pEPSW1KN0034</text:p>
          </table:table-cell>
          <table:table-cell office:value-type="string" calcext:value-type="string">
            <text:p>pEPSW1KN0036 + pEPSW1KN0034</text:p>
          </table:table-cell>
          <table:table-cell table:number-columns-repeated="5"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</table:table-row>
        <table:table-row table:style-name="ro3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2"/>
          <table:table-cell office:value-type="string" calcext:value-type="string">
            <text:p>Promoter</text:p>
          </table:table-cell>
          <table:table-cell office:value-type="string" calcext:value-type="string">
            <text:p>AT1G48900 500 bp</text:p>
          </table:table-cell>
          <table:table-cell office:value-type="string" calcext:value-type="string">
            <text:p>AT4G34270 500 bp</text:p>
          </table:table-cell>
          <table:table-cell office:value-type="string" calcext:value-type="string">
            <text:p>PP2A-1 (AT1G59830) 977 bp</text:p>
          </table:table-cell>
          <table:table-cell office:value-type="string" calcext:value-type="string">
            <text:p>SEC6 (AT1G71820) 500 bp</text:p>
          </table:table-cell>
          <table:table-cell office:value-type="string" calcext:value-type="string">
            <text:p>SEC6 (AT1G71820) 1000 bp</text:p>
          </table:table-cell>
          <table:table-cell office:value-type="string" calcext:value-type="string">
            <text:p>AT1G77450 1000bp</text:p>
          </table:table-cell>
          <table:table-cell table:style-name="ce14" office:value-type="string" calcext:value-type="string">
            <text:p>AT2G15620 1000bp</text:p>
          </table:table-cell>
          <table:table-cell office:value-type="string" calcext:value-type="string">
            <text:p>Nos-nanoluc</text:p>
          </table:table-cell>
          <table:table-cell office:value-type="string" calcext:value-type="string">
            <text:p>STAP4 wildtype-nanoluc</text:p>
          </table:table-cell>
          <table:table-cell table:number-columns-repeated="4"/>
          <table:table-cell table:style-name="ce14"/>
          <table:table-cell/>
          <table:table-cell table:style-name="ce14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A</text:p>
          </table:table-cell>
          <table:table-cell table:style-name="ce2" office:value-type="float" office:value="127656" calcext:value-type="float">
            <text:p>127656</text:p>
          </table:table-cell>
          <table:table-cell table:style-name="ce5" office:value-type="float" office:value="48251" calcext:value-type="float">
            <text:p>48251</text:p>
          </table:table-cell>
          <table:table-cell table:style-name="ce5" office:value-type="float" office:value="11604" calcext:value-type="float">
            <text:p>11604</text:p>
          </table:table-cell>
          <table:table-cell table:style-name="ce5" office:value-type="float" office:value="44354" calcext:value-type="float">
            <text:p>44354</text:p>
          </table:table-cell>
          <table:table-cell table:style-name="ce5" office:value-type="float" office:value="33413" calcext:value-type="float">
            <text:p>33413</text:p>
          </table:table-cell>
          <table:table-cell table:style-name="ce5" office:value-type="float" office:value="16363" calcext:value-type="float">
            <text:p>16363</text:p>
          </table:table-cell>
          <table:table-cell table:style-name="ce5" table:number-columns-repeated="5"/>
          <table:table-cell table:style-name="ce8"/>
          <table:table-cell/>
          <table:table-cell table:style-name="ce13"/>
          <table:table-cell office:value-type="string" calcext:value-type="string">
            <text:p>no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ve control</text:p>
          </table:table-cell>
          <table:table-cell office:value-type="string" calcext:value-type="string">
            <text:p>-ve contro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41595" calcext:value-type="float">
            <text:p>241595</text:p>
          </table:table-cell>
          <table:table-cell office:value-type="float" office:value="227993" calcext:value-type="float">
            <text:p>227993</text:p>
          </table:table-cell>
          <table:table-cell office:value-type="float" office:value="247247" calcext:value-type="float">
            <text:p>247247</text:p>
          </table:table-cell>
          <table:table-cell office:value-type="float" office:value="13675" calcext:value-type="float">
            <text:p>13675</text:p>
          </table:table-cell>
          <table:table-cell office:value-type="float" office:value="75105" calcext:value-type="float">
            <text:p>75105</text:p>
          </table:table-cell>
          <table:table-cell office:value-type="float" office:value="15453" calcext:value-type="float">
            <text:p>15453</text:p>
          </table:table-cell>
          <table:table-cell table:number-columns-repeated="8"/>
          <table:table-cell office:value-type="string" calcext:value-type="string">
            <text:p>Luminescence (lucN/lucF)</text:p>
          </table:table-cell>
          <table:table-cell table:formula="of:=([.P3]+[.Q3]+[.R3])/3" office:value-type="float" office:value="0.00203775149089808" calcext:value-type="float">
            <text:p>0.002037751490898</text:p>
          </table:table-cell>
          <table:table-cell table:formula="of:=([.P4]+[.Q4]+[.R4])/3" office:value-type="float" office:value="0.0609129414330031" calcext:value-type="float">
            <text:p>0.060912941433003</text:p>
          </table:table-cell>
          <table:table-cell table:formula="of:=([.P5]+[.Q5]+[.R5])/3" office:value-type="float" office:value="0.213636300753531" calcext:value-type="float">
            <text:p>0.213636300753531</text:p>
          </table:table-cell>
          <table:table-cell table:formula="of:=([.P6]+[.Q6]+[.R6])/3" office:value-type="float" office:value="0.0916839584246252" calcext:value-type="float">
            <text:p>0.091683958424625</text:p>
          </table:table-cell>
          <table:table-cell table:formula="of:=([.P7]+[.Q7]+[.R7])/3" office:value-type="float" office:value="0.0816745778339001" calcext:value-type="float">
            <text:p>0.0816745778339</text:p>
          </table:table-cell>
          <table:table-cell table:formula="of:=([.P8]+[.Q8]+[.R8])/3" office:value-type="float" office:value="7.29438293164575" calcext:value-type="float">
            <text:p>7.29438293164575</text:p>
          </table:table-cell>
          <table:table-cell table:formula="of:=([.P9]+[.Q9]+[.R9])/3" office:value-type="float" office:value="0.447701448540061" calcext:value-type="float">
            <text:p>0.447701448540061</text:p>
          </table:table-cell>
          <table:table-cell table:formula="of:=([.S3]+[.T3]+[.U3])/3" office:value-type="float" office:value="14.4990863183101" calcext:value-type="float">
            <text:p>14.4990863183101</text:p>
          </table:table-cell>
          <table:table-cell table:formula="of:=([.S4]+[.T4]+[.U4])/3" office:value-type="float" office:value="0.288364793890643" calcext:value-type="float">
            <text:p>0.28836479389064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70066" calcext:value-type="float">
            <text:p>270066</text:p>
          </table:table-cell>
          <table:table-cell office:value-type="float" office:value="191931" calcext:value-type="float">
            <text:p>191931</text:p>
          </table:table-cell>
          <table:table-cell office:value-type="float" office:value="267786" calcext:value-type="float">
            <text:p>267786</text:p>
          </table:table-cell>
          <table:table-cell table:number-columns-repeated="11"/>
          <table:table-cell office:value-type="string" calcext:value-type="string">
            <text:p>S.E.</text:p>
          </table:table-cell>
          <table:table-cell table:formula="of:=STDEV([.P3:.R3])/(SQRT(3))" office:value-type="float" office:value="0.0022564928453598" calcext:value-type="float">
            <text:p>0.00225649284536</text:p>
          </table:table-cell>
          <table:table-cell table:formula="of:=STDEV([.P4:.R4])/(SQRT(3))" office:value-type="float" office:value="0.0194948806501691" calcext:value-type="float">
            <text:p>0.019494880650169</text:p>
          </table:table-cell>
          <table:table-cell table:formula="of:=STDEV([.P5:.R5])/(SQRT(3))" office:value-type="float" office:value="0.0255963517659728" calcext:value-type="float">
            <text:p>0.025596351765973</text:p>
          </table:table-cell>
          <table:table-cell table:formula="of:=STDEV([.P6:.R6])/(SQRT(3))" office:value-type="float" office:value="0.0122443520332067" calcext:value-type="float">
            <text:p>0.012244352033207</text:p>
          </table:table-cell>
          <table:table-cell table:formula="of:=STDEV([.P7:.R7])/(SQRT(3))" office:value-type="float" office:value="0.00887915642290017" calcext:value-type="float">
            <text:p>0.0088791564229</text:p>
          </table:table-cell>
          <table:table-cell table:formula="of:=STDEV([.P8:.R8])/(SQRT(3))" office:value-type="float" office:value="0.924271517716246" calcext:value-type="float">
            <text:p>0.924271517716246</text:p>
          </table:table-cell>
          <table:table-cell table:formula="of:=STDEV([.P9:.R9])/(SQRT(3))" office:value-type="float" office:value="0.0933434500035936" calcext:value-type="float">
            <text:p>0.093343450003594</text:p>
          </table:table-cell>
          <table:table-cell table:formula="of:=STDEV([.S3:.U3])/(SQRT(3))" office:value-type="float" office:value="1.21398020136144" calcext:value-type="float">
            <text:p>1.21398020136144</text:p>
          </table:table-cell>
          <table:table-cell table:formula="of:=STDEV([.S4:.U4])/(SQRT(3))" office:value-type="float" office:value="0.087696986700855" calcext:value-type="float">
            <text:p>0.087696986700855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62728" calcext:value-type="float">
            <text:p>162728</text:p>
          </table:table-cell>
          <table:table-cell office:value-type="float" office:value="71551" calcext:value-type="float">
            <text:p>71551</text:p>
          </table:table-cell>
          <table:table-cell office:value-type="float" office:value="133700" calcext:value-type="float">
            <text:p>133700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71478" calcext:value-type="float">
            <text:p>471478</text:p>
          </table:table-cell>
          <table:table-cell office:value-type="float" office:value="123994" calcext:value-type="float">
            <text:p>123994</text:p>
          </table:table-cell>
          <table:table-cell office:value-type="float" office:value="106878" calcext:value-type="float">
            <text:p>106878</text:p>
          </table:table-cell>
          <table:table-cell table:number-columns-repeated="24"/>
          <table:table-cell table:formula="of:=([.S7]+[.T7]+[.U7])/3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61154" calcext:value-type="float">
            <text:p>161154</text:p>
          </table:table-cell>
          <table:table-cell office:value-type="float" office:value="141632" calcext:value-type="float">
            <text:p>141632</text:p>
          </table:table-cell>
          <table:table-cell office:value-type="float" office:value="182947" calcext:value-type="float">
            <text:p>182947</text:p>
          </table:table-cell>
          <table:table-cell table:number-columns-repeated="14"/>
          <table:table-cell office:value-type="string" calcext:value-type="string">
            <text:p>cal</text:p>
          </table:table-cell>
          <table:table-cell table:formula="of:=AVERAGE([.Q26:.S26])" office:value-type="float" office:value="14.4990863183101" calcext:value-type="float">
            <text:p>14.499086318310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137874" calcext:value-type="float">
            <text:p>137874</text:p>
          </table:table-cell>
          <table:table-cell office:value-type="float" office:value="48330" calcext:value-type="float">
            <text:p>48330</text:p>
          </table:table-cell>
          <table:table-cell office:value-type="float" office:value="149358" calcext:value-type="float">
            <text:p>149358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H</text:p>
          </table:table-cell>
          <table:table-cell table:style-name="ce4"/>
          <table:table-cell table:style-name="ce7" table:number-columns-repeated="10"/>
          <table:table-cell table:style-name="ce10"/>
          <table:table-cell table:number-columns-repeated="32"/>
        </table:table-row>
        <table:table-row table:style-name="ro1">
          <table:table-cell table:style-name="Default" table:number-columns-repeated="13"/>
          <table:table-cell table:number-columns-repeated="6"/>
          <table:table-cell office:value-type="string" calcext:value-type="string">
            <text:p>batch cal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Default" office:value-type="string" calcext:value-type="string">
            <text:p>3. Average over replicates based on Blank corrected (No filter)</text:p>
          </table:table-cell>
          <table:table-cell table:style-name="Default" table:number-columns-repeated="11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16507825986045" calcext:value-type="float">
            <text:p>0.516507825986045</text:p>
          </table:table-cell>
          <table:table-cell office:value-type="float" office:value="0.26300434512725" calcext:value-type="float">
            <text:p>0.26300434512725</text:p>
          </table:table-cell>
          <table:table-cell office:value-type="float" office:value="0.563592174506889" calcext:value-type="float">
            <text:p>0.563592174506889</text:p>
          </table:table-cell>
          <table:table-cell table:formula="of:=[.Q25]/[.$T$21]*100" office:value-type="float" office:value="3.56234741035907" calcext:value-type="float">
            <text:p>3.56234741035907</text:p>
          </table:table-cell>
          <table:table-cell table:formula="of:=[.R25]/[.$T$21]*100" office:value-type="float" office:value="1.81393737062671" calcext:value-type="float">
            <text:p>1.81393737062671</text:p>
          </table:table-cell>
          <table:table-cell table:formula="of:=[.S25]/[.$T$21]*100" office:value-type="float" office:value="3.8870875180263" calcext:value-type="float">
            <text:p>3.8870875180263</text:p>
          </table:table-cell>
          <table:table-cell table:number-columns-repeated="23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2.3564954682779" calcext:value-type="float">
            <text:p>12.3564954682779</text:p>
          </table:table-cell>
          <table:table-cell office:value-type="float" office:value="14.5813306198186" calcext:value-type="float">
            <text:p>14.5813306198186</text:p>
          </table:table-cell>
          <table:table-cell office:value-type="float" office:value="16.5594328668337" calcext:value-type="float">
            <text:p>16.5594328668337</text:p>
          </table:table-cell>
          <table:table-cell table:formula="of:=[.Q26]/[.$T$21]*100" office:value-type="float" office:value="85.2225802164761" calcext:value-type="float">
            <text:p>85.2225802164761</text:p>
          </table:table-cell>
          <table:table-cell table:formula="of:=[.R26]/[.$T$21]*100" office:value-type="float" office:value="100.56723782246" calcext:value-type="float">
            <text:p>100.56723782246</text:p>
          </table:table-cell>
          <table:table-cell table:formula="of:=[.S26]/[.$T$21]*100" office:value-type="float" office:value="114.210181961064" calcext:value-type="float">
            <text:p>114.21018196106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table:style-name="ce2" office:value-type="float" office:value="127656" calcext:value-type="float">
            <text:p>127656</text:p>
          </table:table-cell>
          <table:table-cell table:style-name="ce5" office:value-type="float" office:value="48251" calcext:value-type="float">
            <text:p>48251</text:p>
          </table:table-cell>
          <table:table-cell table:style-name="ce5" office:value-type="float" office:value="11604" calcext:value-type="float">
            <text:p>11604</text:p>
          </table:table-cell>
          <table:table-cell table:style-name="ce5" office:value-type="float" office:value="44354" calcext:value-type="float">
            <text:p>44354</text:p>
          </table:table-cell>
          <table:table-cell table:style-name="ce5" office:value-type="float" office:value="33413" calcext:value-type="float">
            <text:p>33413</text:p>
          </table:table-cell>
          <table:table-cell table:style-name="ce5" office:value-type="float" office:value="16363" calcext:value-type="float">
            <text:p>16363</text:p>
          </table:table-cell>
          <table:table-cell table:style-name="ce5" table:number-columns-repeated="5"/>
          <table:table-cell table:style-name="ce8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129725776965265" calcext:value-type="float">
            <text:p>0.129725776965265</text:p>
          </table:table-cell>
          <table:table-cell office:value-type="float" office:value="0.302895945676054" calcext:value-type="float">
            <text:p>0.302895945676054</text:p>
          </table:table-cell>
          <table:table-cell office:value-type="float" office:value="0.432472659030609" calcext:value-type="float">
            <text:p>0.432472659030609</text:p>
          </table:table-cell>
          <table:table-cell table:formula="of:=[.Q27]/[.$T$21]*100" office:value-type="float" office:value="0.894716909171316" calcext:value-type="float">
            <text:p>0.894716909171316</text:p>
          </table:table-cell>
          <table:table-cell table:formula="of:=[.R27]/[.$T$21]*100" office:value-type="float" office:value="2.08906919392254" calcext:value-type="float">
            <text:p>2.08906919392254</text:p>
          </table:table-cell>
          <table:table-cell table:formula="of:=[.S27]/[.$T$21]*100" office:value-type="float" office:value="2.98275801340988" calcext:value-type="float">
            <text:p>2.98275801340988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41595" calcext:value-type="float">
            <text:p>241595</text:p>
          </table:table-cell>
          <table:table-cell office:value-type="float" office:value="227993" calcext:value-type="float">
            <text:p>227993</text:p>
          </table:table-cell>
          <table:table-cell office:value-type="float" office:value="247247" calcext:value-type="float">
            <text:p>247247</text:p>
          </table:table-cell>
          <table:table-cell office:value-type="float" office:value="13675" calcext:value-type="float">
            <text:p>13675</text:p>
          </table:table-cell>
          <table:table-cell office:value-type="float" office:value="75105" calcext:value-type="float">
            <text:p>75105</text:p>
          </table:table-cell>
          <table:table-cell office:value-type="float" office:value="15453" calcext:value-type="float">
            <text:p>1545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2" office:value-type="float" office:value="5.71026471573774" calcext:value-type="float">
            <text:p>5.71026471573774</text:p>
          </table:table-cell>
          <table:table-cell table:style-name="ce2" office:value-type="float" office:value="8.91152423181202" calcext:value-type="float">
            <text:p>8.91152423181202</text:p>
          </table:table-cell>
          <table:table-cell table:style-name="ce2" office:value-type="float" office:value="7.2613598473875" calcext:value-type="float">
            <text:p>7.2613598473875</text:p>
          </table:table-cell>
          <table:table-cell table:formula="of:=[.Q28]/[.$T$21]*100" office:value-type="float" office:value="39.383617632006" calcext:value-type="float">
            <text:p>39.383617632006</text:p>
          </table:table-cell>
          <table:table-cell table:formula="of:=[.R28]/[.$T$21]*100" office:value-type="float" office:value="61.4626607233738" calcext:value-type="float">
            <text:p>61.4626607233738</text:p>
          </table:table-cell>
          <table:table-cell table:formula="of:=[.S28]/[.$T$21]*100" office:value-type="float" office:value="50.0814995370953" calcext:value-type="float">
            <text:p>50.081499537095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70066" calcext:value-type="float">
            <text:p>270066</text:p>
          </table:table-cell>
          <table:table-cell office:value-type="float" office:value="191931" calcext:value-type="float">
            <text:p>191931</text:p>
          </table:table-cell>
          <table:table-cell office:value-type="float" office:value="267786" calcext:value-type="float">
            <text:p>267786</text:p>
          </table:table-cell>
          <table:table-cell table:number-columns-repeated="11"/>
          <table:table-cell table:style-name="ce14"/>
          <table:table-cell table:number-columns-repeated="29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62728" calcext:value-type="float">
            <text:p>162728</text:p>
          </table:table-cell>
          <table:table-cell office:value-type="float" office:value="71551" calcext:value-type="float">
            <text:p>71551</text:p>
          </table:table-cell>
          <table:table-cell office:value-type="float" office:value="133700" calcext:value-type="float">
            <text:p>133700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71478" calcext:value-type="float">
            <text:p>471478</text:p>
          </table:table-cell>
          <table:table-cell office:value-type="float" office:value="123994" calcext:value-type="float">
            <text:p>123994</text:p>
          </table:table-cell>
          <table:table-cell office:value-type="float" office:value="106878" calcext:value-type="float">
            <text:p>106878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61154" calcext:value-type="float">
            <text:p>161154</text:p>
          </table:table-cell>
          <table:table-cell office:value-type="float" office:value="141632" calcext:value-type="float">
            <text:p>141632</text:p>
          </table:table-cell>
          <table:table-cell office:value-type="float" office:value="182947" calcext:value-type="float">
            <text:p>18294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137874" calcext:value-type="float">
            <text:p>137874</text:p>
          </table:table-cell>
          <table:table-cell office:value-type="float" office:value="48330" calcext:value-type="float">
            <text:p>48330</text:p>
          </table:table-cell>
          <table:table-cell office:value-type="float" office:value="149358" calcext:value-type="float">
            <text:p>149358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H</text:p>
          </table:table-cell>
          <table:table-cell table:style-name="ce4"/>
          <table:table-cell table:style-name="ce7" table:number-columns-repeated="10"/>
          <table:table-cell table:style-name="ce10"/>
          <table:table-cell table:number-columns-repeated="32"/>
        </table:table-row>
        <table:table-row table:style-name="ro1">
          <table:table-cell table:style-name="Default" table:number-columns-repeated="13"/>
          <table:table-cell table:number-columns-repeated="32"/>
        </table:table-row>
        <table:table-row table:style-name="ro1">
          <table:table-cell table:style-name="Default"/>
          <table:table-cell table:style-name="Default" office:value-type="string" calcext:value-type="string">
            <text:p>Nanoluc</text:p>
          </table:table-cell>
          <table:table-cell table:style-name="Default" table:number-columns-repeated="11"/>
          <table:table-cell table:number-columns-repeated="32"/>
        </table:table-row>
        <table:table-row table:style-name="ro1">
          <table:table-cell table:style-name="Default"/>
          <table:table-cell table:style-name="Default" office:value-type="string" calcext:value-type="string">
            <text:p>1. Raw Data (No filter)</text:p>
          </table:table-cell>
          <table:table-cell table:style-name="Default" table:number-columns-repeated="11"/>
          <table:table-cell table:number-columns-repeated="32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A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548270" calcext:value-type="float">
            <text:p>548270</text:p>
          </table:table-cell>
          <table:table-cell table:style-name="ce5" office:value-type="float" office:value="487416" calcext:value-type="float">
            <text:p>487416</text:p>
          </table:table-cell>
          <table:table-cell table:style-name="ce5" office:value-type="float" office:value="271172" calcext:value-type="float">
            <text:p>271172</text:p>
          </table:table-cell>
          <table:table-cell table:style-name="ce5" table:number-columns-repeated="5"/>
          <table:table-cell table:style-name="ce8"/>
          <table:table-cell table:number-columns-repeated="3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1135" calcext:value-type="float">
            <text:p>11135</text:p>
          </table:table-cell>
          <table:table-cell office:value-type="float" office:value="22934" calcext:value-type="float">
            <text:p>22934</text:p>
          </table:table-cell>
          <table:table-cell office:value-type="float" office:value="9568" calcext:value-type="float">
            <text:p>9568</text:p>
          </table:table-cell>
          <table:table-cell office:value-type="float" office:value="1984" calcext:value-type="float">
            <text:p>1984</text:p>
          </table:table-cell>
          <table:table-cell office:value-type="float" office:value="22959" calcext:value-type="float">
            <text:p>22959</text:p>
          </table:table-cell>
          <table:table-cell office:value-type="float" office:value="6893" calcext:value-type="float">
            <text:p>6893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8281" calcext:value-type="float">
            <text:p>48281</text:p>
          </table:table-cell>
          <table:table-cell office:value-type="float" office:value="50742" calcext:value-type="float">
            <text:p>50742</text:p>
          </table:table-cell>
          <table:table-cell office:value-type="float" office:value="53668" calcext:value-type="float">
            <text:p>53668</text:p>
          </table:table-cell>
          <table:table-cell office:value-type="float" office:value="242" calcext:value-type="float">
            <text:p>242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7161" calcext:value-type="float">
            <text:p>17161</text:p>
          </table:table-cell>
          <table:table-cell office:value-type="float" office:value="5018" calcext:value-type="float">
            <text:p>5018</text:p>
          </table:table-cell>
          <table:table-cell office:value-type="float" office:value="14073" calcext:value-type="float">
            <text:p>14073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36450" calcext:value-type="float">
            <text:p>36450</text:p>
          </table:table-cell>
          <table:table-cell office:value-type="float" office:value="12471" calcext:value-type="float">
            <text:p>12471</text:p>
          </table:table-cell>
          <table:table-cell office:value-type="float" office:value="7614" calcext:value-type="float">
            <text:p>761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920442" calcext:value-type="float">
            <text:p>920442</text:p>
          </table:table-cell>
          <table:table-cell office:value-type="float" office:value="1262367" calcext:value-type="float">
            <text:p>1262367</text:p>
          </table:table-cell>
          <table:table-cell office:value-type="float" office:value="1328654" calcext:value-type="float">
            <text:p>132865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71423" calcext:value-type="float">
            <text:p>71423</text:p>
          </table:table-cell>
          <table:table-cell office:value-type="float" office:value="12921" calcext:value-type="float">
            <text:p>12921</text:p>
          </table:table-cell>
          <table:table-cell office:value-type="float" office:value="84387" calcext:value-type="float">
            <text:p>8438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H</text:p>
          </table:table-cell>
          <table:table-cell table:style-name="ce4"/>
          <table:table-cell table:style-name="ce7" table:number-columns-repeated="10"/>
          <table:table-cell table:style-name="ce10"/>
          <table:table-cell table:number-columns-repeated="32"/>
        </table:table-row>
        <table:table-row table:style-name="ro1">
          <table:table-cell table:style-name="Default" table:number-columns-repeated="13"/>
          <table:table-cell table:number-columns-repeated="32"/>
        </table:table-row>
        <table:table-row table:style-name="ro1">
          <table:table-cell table:style-name="Default"/>
          <table:table-cell table:style-name="Default" office:value-type="string" calcext:value-type="string">
            <text:p>2. Blank corrected based on Raw Data (No filter)</text:p>
          </table:table-cell>
          <table:table-cell table:style-name="Default" table:number-columns-repeated="11"/>
          <table:table-cell/>
          <table:table-cell table:style-name="ce11"/>
          <table:table-cell table:number-columns-repeated="30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2"/>
          <table:table-cell table:number-columns-repeated="30"/>
        </table:table-row>
        <table:table-row table:style-name="ro2">
          <table:table-cell office:value-type="string" calcext:value-type="string">
            <text:p>A</text:p>
          </table:table-cell>
          <table:table-cell table:style-name="ce2" office:value-type="float" office:value="-16" calcext:value-type="float">
            <text:p>-16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48060" calcext:value-type="float">
            <text:p>548060</text:p>
          </table:table-cell>
          <table:table-cell table:style-name="ce5" office:value-type="float" office:value="487206" calcext:value-type="float">
            <text:p>487206</text:p>
          </table:table-cell>
          <table:table-cell table:style-name="ce5" office:value-type="float" office:value="270962" calcext:value-type="float">
            <text:p>270962</text:p>
          </table:table-cell>
          <table:table-cell table:style-name="ce5" table:number-columns-repeated="5"/>
          <table:table-cell table:style-name="ce8"/>
          <table:table-cell/>
          <table:table-cell table:style-name="ce13"/>
          <table:table-cell table:number-columns-repeated="30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0925" calcext:value-type="float">
            <text:p>10925</text:p>
          </table:table-cell>
          <table:table-cell office:value-type="float" office:value="22724" calcext:value-type="float">
            <text:p>22724</text:p>
          </table:table-cell>
          <table:table-cell office:value-type="float" office:value="9358" calcext:value-type="float">
            <text:p>9358</text:p>
          </table:table-cell>
          <table:table-cell office:value-type="float" office:value="1774" calcext:value-type="float">
            <text:p>1774</text:p>
          </table:table-cell>
          <table:table-cell office:value-type="float" office:value="22749" calcext:value-type="float">
            <text:p>22749</text:p>
          </table:table-cell>
          <table:table-cell office:value-type="float" office:value="6683" calcext:value-type="float">
            <text:p>6683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8071" calcext:value-type="float">
            <text:p>48071</text:p>
          </table:table-cell>
          <table:table-cell office:value-type="float" office:value="50532" calcext:value-type="float">
            <text:p>50532</text:p>
          </table:table-cell>
          <table:table-cell office:value-type="float" office:value="53458" calcext:value-type="float">
            <text:p>53458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6951" calcext:value-type="float">
            <text:p>16951</text:p>
          </table:table-cell>
          <table:table-cell office:value-type="float" office:value="4808" calcext:value-type="float">
            <text:p>4808</text:p>
          </table:table-cell>
          <table:table-cell office:value-type="float" office:value="13863" calcext:value-type="float">
            <text:p>13863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36240" calcext:value-type="float">
            <text:p>36240</text:p>
          </table:table-cell>
          <table:table-cell office:value-type="float" office:value="12261" calcext:value-type="float">
            <text:p>12261</text:p>
          </table:table-cell>
          <table:table-cell office:value-type="float" office:value="7404" calcext:value-type="float">
            <text:p>740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920232" calcext:value-type="float">
            <text:p>920232</text:p>
          </table:table-cell>
          <table:table-cell office:value-type="float" office:value="1262157" calcext:value-type="float">
            <text:p>1262157</text:p>
          </table:table-cell>
          <table:table-cell office:value-type="float" office:value="1328444" calcext:value-type="float">
            <text:p>132844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71213" calcext:value-type="float">
            <text:p>71213</text:p>
          </table:table-cell>
          <table:table-cell office:value-type="float" office:value="12711" calcext:value-type="float">
            <text:p>12711</text:p>
          </table:table-cell>
          <table:table-cell office:value-type="float" office:value="84177" calcext:value-type="float">
            <text:p>8417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H</text:p>
          </table:table-cell>
          <table:table-cell table:style-name="ce4"/>
          <table:table-cell table:style-name="ce7" table:number-columns-repeated="10"/>
          <table:table-cell table:style-name="ce10"/>
          <table:table-cell table:number-columns-repeated="32"/>
        </table:table-row>
        <table:table-row table:style-name="ro1">
          <table:table-cell table:style-name="Default" table:number-columns-repeated="13"/>
          <table:table-cell table:number-columns-repeated="32"/>
        </table:table-row>
        <table:table-row table:style-name="ro1">
          <table:table-cell table:style-name="Default"/>
          <table:table-cell table:style-name="Default" office:value-type="string" calcext:value-type="string">
            <text:p>3. Average over replicates based on Blank corrected (No filter)</text:p>
          </table:table-cell>
          <table:table-cell table:style-name="Default" table:number-columns-repeated="11"/>
          <table:table-cell table:number-columns-repeated="32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A</text:p>
          </table:table-cell>
          <table:table-cell table:style-name="ce2" office:value-type="float" office:value="-16" calcext:value-type="float">
            <text:p>-16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48060" calcext:value-type="float">
            <text:p>548060</text:p>
          </table:table-cell>
          <table:table-cell table:style-name="ce5" office:value-type="float" office:value="487206" calcext:value-type="float">
            <text:p>487206</text:p>
          </table:table-cell>
          <table:table-cell table:style-name="ce5" office:value-type="float" office:value="270962" calcext:value-type="float">
            <text:p>270962</text:p>
          </table:table-cell>
          <table:table-cell table:style-name="ce5" table:number-columns-repeated="5"/>
          <table:table-cell table:style-name="ce8"/>
          <table:table-cell table:number-columns-repeated="3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0925" calcext:value-type="float">
            <text:p>10925</text:p>
          </table:table-cell>
          <table:table-cell office:value-type="float" office:value="22724" calcext:value-type="float">
            <text:p>22724</text:p>
          </table:table-cell>
          <table:table-cell office:value-type="float" office:value="9358" calcext:value-type="float">
            <text:p>9358</text:p>
          </table:table-cell>
          <table:table-cell office:value-type="float" office:value="1774" calcext:value-type="float">
            <text:p>1774</text:p>
          </table:table-cell>
          <table:table-cell office:value-type="float" office:value="22749" calcext:value-type="float">
            <text:p>22749</text:p>
          </table:table-cell>
          <table:table-cell office:value-type="float" office:value="6683" calcext:value-type="float">
            <text:p>6683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8071" calcext:value-type="float">
            <text:p>48071</text:p>
          </table:table-cell>
          <table:table-cell office:value-type="float" office:value="50532" calcext:value-type="float">
            <text:p>50532</text:p>
          </table:table-cell>
          <table:table-cell office:value-type="float" office:value="53458" calcext:value-type="float">
            <text:p>53458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6951" calcext:value-type="float">
            <text:p>16951</text:p>
          </table:table-cell>
          <table:table-cell office:value-type="float" office:value="4808" calcext:value-type="float">
            <text:p>4808</text:p>
          </table:table-cell>
          <table:table-cell office:value-type="float" office:value="13863" calcext:value-type="float">
            <text:p>13863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36240" calcext:value-type="float">
            <text:p>36240</text:p>
          </table:table-cell>
          <table:table-cell office:value-type="float" office:value="12261" calcext:value-type="float">
            <text:p>12261</text:p>
          </table:table-cell>
          <table:table-cell office:value-type="float" office:value="7404" calcext:value-type="float">
            <text:p>740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920232" calcext:value-type="float">
            <text:p>920232</text:p>
          </table:table-cell>
          <table:table-cell office:value-type="float" office:value="1262157" calcext:value-type="float">
            <text:p>1262157</text:p>
          </table:table-cell>
          <table:table-cell office:value-type="float" office:value="1328444" calcext:value-type="float">
            <text:p>132844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71213" calcext:value-type="float">
            <text:p>71213</text:p>
          </table:table-cell>
          <table:table-cell office:value-type="float" office:value="12711" calcext:value-type="float">
            <text:p>12711</text:p>
          </table:table-cell>
          <table:table-cell office:value-type="float" office:value="84177" calcext:value-type="float">
            <text:p>8417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H</text:p>
          </table:table-cell>
          <table:table-cell table:style-name="ce4"/>
          <table:table-cell table:style-name="ce7" table:number-columns-repeated="10"/>
          <table:table-cell table:style-name="ce10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2:39:44.345829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8T09:45:35.990628975</meta:creation-date>
    <dc:date>2019-11-01T12:44:12.447582123</dc:date>
    <meta:editing-duration>PT6H45M26S</meta:editing-duration>
    <meta:editing-cycles>6</meta:editing-cycles>
    <meta:generator>LibreOffice/6.3.2.2$Linux_X86_64 LibreOffice_project/30$Build-2</meta:generator>
    <meta:document-statistic meta:table-count="1" meta:cell-count="42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Q18:Sheet1.AP18" chart:error-lower-range="Sheet1.Q18:Sheet1.AP18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Q18:Sheet1.AP18" chart:error-lower-range="Sheet1.Q18:Sheet1.AP18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Q18:Sheet1.AP18" chart:error-lower-range="Sheet1.Q18:Sheet1.AP18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45cm" svg:height="15.1cm" xlink:href=".." xlink:type="simple" chart:class="chart:bar" chart:style-name="ch1">
        <chart:plot-area chart:style-name="ch2" table:cell-range-address="Sheet1.Q15:Sheet1.Y15 Sheet1.P17:Sheet1.Y17" chart:data-source-has-labels="both" svg:x="1.547cm" svg:y="0.302cm" svg:width="24.762cm" svg:height="13.515cm">
          <chartooo:coordinate-region svg:x="2.434cm" svg:y="0.302cm" svg:width="23.875cm" svg:height="9.623cm"/>
          <chart:axis chart:dimension="x" chart:name="primary-x" chart:style-name="ch3" chartooo:axis-type="auto">
            <chartooo:date-scale/>
            <chart:title svg:x="13.209cm" svg:y="14.119cm" chart:style-name="ch4">
              <text:p>Promoter</text:p>
            </chart:title>
            <chart:categories table:cell-range-address="Sheet1.Q15:Sheet1.Y15"/>
          </chart:axis>
          <chart:axis chart:dimension="y" chart:name="primary-y" chart:style-name="ch5">
            <chart:title svg:x="0.451cm" svg:y="8.095cm" chart:style-name="ch6">
              <text:p>Luminesence</text:p>
            </chart:title>
            <chart:grid chart:style-name="ch7" chart:class="major"/>
          </chart:axis>
          <chart:series chart:style-name="ch8" chart:values-cell-range-address="Sheet1.Q17:Sheet1.Y17" chart:label-cell-address="Sheet1.P17:Sheet1.P17" chart:class="chart:bar">
            <chart:error-indicator chart:style-name="ch9" chart:dimension="y"/>
            <chart:data-point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1G48900 500 bp</text:p>
                <draw:g>
                  <svg:desc>Sheet1.Q15:Sheet1.Y15</svg:desc>
                </draw:g>
              </table:table-cell>
              <table:table-cell office:value-type="string">
                <text:p>AT4G34270 500 bp</text:p>
              </table:table-cell>
              <table:table-cell office:value-type="string">
                <text:p>PP2A-1 (AT1G59830) 977 bp</text:p>
              </table:table-cell>
              <table:table-cell office:value-type="string">
                <text:p>SEC6 (AT1G71820) 500 bp</text:p>
              </table:table-cell>
              <table:table-cell office:value-type="string">
                <text:p>SEC6 (AT1G71820) 1000 bp</text:p>
              </table:table-cell>
              <table:table-cell office:value-type="string">
                <text:p>AT1G77450 1000bp</text:p>
              </table:table-cell>
              <table:table-cell office:value-type="string">
                <text:p>AT2G15620 1000bp</text:p>
              </table:table-cell>
              <table:table-cell office:value-type="string">
                <text:p>Nos-nanoluc</text:p>
              </table:table-cell>
              <table:table-cell office:value-type="string">
                <text:p>STAP4 wildtype-nanoluc</text:p>
              </table:table-cell>
            </table:table-row>
          </table:table-header-rows>
          <table:table-rows>
            <table:table-row>
              <table:table-cell office:value-type="string">
                <text:p>Luminescence (lucN/lucF)</text:p>
                <draw:g>
                  <svg:desc>Sheet1.P17:Sheet1.P17</svg:desc>
                </draw:g>
              </table:table-cell>
              <table:table-cell office:value-type="float" office:value="0.00203775149089808">
                <text:p>0.00203775149089808</text:p>
                <draw:g>
                  <svg:desc>Sheet1.Q17:Sheet1.Y17</svg:desc>
                </draw:g>
              </table:table-cell>
              <table:table-cell office:value-type="float" office:value="0.0609129414330031">
                <text:p>0.0609129414330031</text:p>
              </table:table-cell>
              <table:table-cell office:value-type="float" office:value="0.213636300753531">
                <text:p>0.213636300753531</text:p>
              </table:table-cell>
              <table:table-cell office:value-type="float" office:value="0.0916839584246252">
                <text:p>0.0916839584246252</text:p>
              </table:table-cell>
              <table:table-cell office:value-type="float" office:value="0.0816745778339001">
                <text:p>0.0816745778339001</text:p>
              </table:table-cell>
              <table:table-cell office:value-type="float" office:value="7.29438293164575">
                <text:p>7.29438293164575</text:p>
              </table:table-cell>
              <table:table-cell office:value-type="float" office:value="0.447701448540061">
                <text:p>0.447701448540061</text:p>
              </table:table-cell>
              <table:table-cell office:value-type="float" office:value="14.4990863183101">
                <text:p>14.4990863183101</text:p>
              </table:table-cell>
              <table:table-cell office:value-type="float" office:value="0.288364793890643">
                <text:p>0.28836479389064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22564928453598">
                <text:p>0.0022564928453598</text:p>
                <draw:g>
                  <svg:desc>Sheet1.Q18:Sheet1.AP18</svg:desc>
                </draw:g>
              </table:table-cell>
              <table:table-cell office:value-type="float" office:value="0.0194948806501691">
                <text:p>0.0194948806501691</text:p>
              </table:table-cell>
              <table:table-cell office:value-type="float" office:value="0.0255963517659728">
                <text:p>0.0255963517659728</text:p>
              </table:table-cell>
              <table:table-cell office:value-type="float" office:value="0.0122443520332067">
                <text:p>0.0122443520332067</text:p>
              </table:table-cell>
              <table:table-cell office:value-type="float" office:value="0.00887915642290017">
                <text:p>0.00887915642290017</text:p>
              </table:table-cell>
              <table:table-cell office:value-type="float" office:value="0.924271517716246">
                <text:p>0.924271517716246</text:p>
              </table:table-cell>
              <table:table-cell office:value-type="float" office:value="0.0933434500035936">
                <text:p>0.0933434500035936</text:p>
              </table:table-cell>
              <table:table-cell office:value-type="float" office:value="1.21398020136144">
                <text:p>1.21398020136144</text:p>
              </table:table-cell>
              <table:table-cell office:value-type="float" office:value="0.087696986700855">
                <text:p>0.08769698670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22564928453598">
                <text:p>0.0022564928453598</text:p>
                <draw:g>
                  <svg:desc>Sheet1.Q18:Sheet1.AP18</svg:desc>
                </draw:g>
              </table:table-cell>
              <table:table-cell office:value-type="float" office:value="0.0194948806501691">
                <text:p>0.0194948806501691</text:p>
              </table:table-cell>
              <table:table-cell office:value-type="float" office:value="0.0255963517659728">
                <text:p>0.0255963517659728</text:p>
              </table:table-cell>
              <table:table-cell office:value-type="float" office:value="0.0122443520332067">
                <text:p>0.0122443520332067</text:p>
              </table:table-cell>
              <table:table-cell office:value-type="float" office:value="0.00887915642290017">
                <text:p>0.00887915642290017</text:p>
              </table:table-cell>
              <table:table-cell office:value-type="float" office:value="0.924271517716246">
                <text:p>0.924271517716246</text:p>
              </table:table-cell>
              <table:table-cell office:value-type="float" office:value="0.0933434500035936">
                <text:p>0.0933434500035936</text:p>
              </table:table-cell>
              <table:table-cell office:value-type="float" office:value="1.21398020136144">
                <text:p>1.21398020136144</text:p>
              </table:table-cell>
              <table:table-cell office:value-type="float" office:value="0.087696986700855">
                <text:p>0.08769698670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